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85fbf" officeooo:paragraph-rsid="00085fbf"/>
    </style:style>
    <style:style style:name="T1" style:family="text">
      <style:text-properties officeooo:rsid="0009f5b3"/>
    </style:style>
    <style:style style:name="T2" style:family="text">
      <style:text-properties officeooo:rsid="000a20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riedade da terra</text:p>
      <text:p text:style-name="Text_20_body"/>
      <text:list xml:id="list3350871037" text:style-name="L1">
        <text:list-item>
          <text:p text:style-name="P1"><text:span text:style-name="T2">Reconhece-se como p</text:span>ropriedade <text:span text:style-name="T2">aquilo</text:span>, que é cercado, delimitado, e/<text:span text:style-name="T2">ou</text:span> defendido por um <text:span text:style-name="T2">ou mais</text:span> <text:span text:style-name="T2">indivíduo</text:span>;</text:p>
        </text:list-item>
        <text:list-item>
          <text:p text:style-name="P1">Todas as terras dentro do território da República Livre do Liberquistão devem ser registradas no Registro de Terras.</text:p>
        </text:list-item>
        <text:list-item>
          <text:p text:style-name="P1">O Registo de Terras é a única e última fonte de informação sobre terras e encargos fundiários, tais como hipotecas, na República Livre do Liberquistão.</text:p>
        </text:list-item>
        <text:list-item>
          <text:p text:style-name="P1">A propriedade de terrenos devidamente registados no Registo de Terras não pode ser objeto de qualquer impugnação.</text:p>
        </text:list-item>
        <text:list-item>
          <text:p text:style-name="P1">O Registo Predial é mantido pela Autoridade Pública e permanece aberto a quaisquer consultas.</text:p>
        </text:list-item>
        <text:list-item>
          <text:p text:style-name="P1">O Registo Predial contém informações sobre a propriedade dos terrenos e os carregadores sobre esses terrenos.</text:p>
        </text:list-item>
        <text:list-item>
          <text:p text:style-name="P1">A propriedade do terreno é registada mediante a apresentação do Pedido de Registo que inclui os dados pessoais do proprietário, a prova de propriedade e informações precisas sobre as dimensões e localização do terreno em questão.</text:p>
        </text:list-item>
        <text:list-item>
          <text:p text:style-name="P1">Os encargos sobre a terra só podem ser criados com o consentimento da propriedade da terra, conforme registrado no Registro de Imóveis.</text:p>
        </text:list-item>
        <text:list-item>
          <text:p text:style-name="P1">Quaisquer encargos são registados mediante a apresentação do Requerimento de Registo de Cargos que identifica o terreno a ser onerado, a natureza do encargo e as condições que envolvem a quitação do terreno da obrigação em causa.</text:p>
        </text:list-item>
        <text:list-item>
          <text:p text:style-name="P1">Qualquer pessoa que adquira o terreno tem a obrigação de apresentar um Pedido de Registo completo no prazo de 30 dias, caso contrário a transação será anulada.</text:p>
        </text:list-item>
        <text:list-item>
          <text:p text:style-name="P1">A criação de um encargo sobre o terreno não pode ser concluída sem a confirmação da sua inscrição no Registo <text:span text:style-name="T1">de Terras</text:span>.</text:p>
        </text:list-item>
        <text:list-item>
          <text:p text:style-name="P1">O proprietário do terreno devidamente registado tem o direito de excluir do seu patrimônio qualquer pessoa, que não seja o Agente da Autoridade Pública por mandado do Juiz ou por ordem do Tribunal. como transgressor.</text:p>
        </text:list-item>
        <text:list-item>
          <text:p text:style-name="P1">Qualquer ramo da Administração Pública que se considere proprietário de terrenos utilizados para as suas necessidades estatutárias está obrigado a registar a propriedade e eventuais encargos sobre esses terrenos de acordo com as disposições desta Le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2:57:05.487949477</meta:creation-date>
    <dc:date>2022-02-26T19:17:26.495387370</dc:date>
    <meta:editing-duration>PT15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36" meta:character-count="2075" meta:non-whitespace-character-count="1766"/>
  </office:meta>
</office:document-meta>
</file>